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7.84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36pt" fo:break-before="auto" style:use-optimal-row-height="true"/>
    </style:style>
    <style:style style:name="ro2" style:family="table-row">
      <style:table-row-properties style:row-height="38.0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60.41pt" fo:break-before="auto" style:use-optimal-row-height="true"/>
    </style:style>
    <style:style style:name="ro9" style:family="table-row">
      <style:table-row-properties style:row-height="14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completed {floral organ senescence}.</text:p>
          </table:table-cell>
          <table:table-cell table:style-name="ce11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 calcext:value-type="string">
            <text:p>'plant phenological stage' THAT 'has participant' SOME (</text:p>
            <text:p>    'whole plant' THAT 'has quality' SOME '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11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 calcext:value-type="string">
            <text:p>'flower phenological stage' THAT 'has participant' SOME (</text:p>
            <text:p>    'whole plant' THAT 'has quality' SOME 'open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10" office:value-type="string" calcext:value-type="string">
            <text:p>An {open flower phenological stage} in which the participant plant has at least one {flower} in the {flowering stage} and is releasing pollen.</text:p>
          </table:table-cell>
          <table:table-cell table:style-name="ce11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 calcext:value-type="string">
            <text:p>'open flower phenological stage' THAT 'has participant' SOME (</text:p>
            <text:p>    'whole plant' THAT 'has quality' SOME 'pollen-releasing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11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 calcext:value-type="string">
            <text:p>'plant phenological stage' THAT 'has participant' SOME (</text:p>
            <text:p>    'whole plant' THAT 'has quality' SOME '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4</text:p>
          </table:table-cell>
          <table:table-cell table:style-name="ce6" office:value-type="string" calcext:value-type="string">
            <text:p>ripening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11" table:formula="of:=CONCATENATE([.D6]; &quot; THAT 'has participant' SOME (&quot;; CHAR(10); &quot;    'whole plant' THAT 'has quality' SOME 'ripening fruits present'&quot;; CHAR(10); &quot;)&quot;)" office:value-type="string" office:string-value="'fruit phenological stage' THAT 'has participant' SOME (&#10;    'whole plant' THAT 'has quality' SOME 'ripening fruits present'&#10;)" calcext:value-type="string">
            <text:p>'fruit phenological stage' THAT 'has participant' SOME (</text:p>
            <text:p>    'whole plant' THAT 'has quality' SOME 'ripening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5</text:p>
          </table:table-cell>
          <table:table-cell table:style-name="ce6" office:value-type="string" calcext:value-type="string">
            <text:p>ripe fruit phenological stage</text:p>
          </table:table-cell>
          <table:table-cell table:style-name="ce9" office:value-type="string" calcext:value-type="string">
            <text:p>'ripening fruit phenological stage'</text:p>
          </table:table-cell>
          <table:table-cell table:style-name="ce8" office:value-type="string" calcext:value-type="string">
            <text:p>A {ripening fruit phenological stage} in which the participant plant has at least one {ripe fruit}.</text:p>
          </table:table-cell>
          <table:table-cell table:style-name="ce11" table:formula="of:=CONCATENATE([.D7]; &quot; THAT 'has participant' SOME (&quot;; CHAR(10); &quot;    'whole plant' THAT 'has quality' SOME 'ripe fruits present'&quot;; CHAR(10); &quot;)&quot;)" office:value-type="string" office:string-value="'ripening fruit phenological stage' THAT 'has participant' SOME (&#10;    'whole plant' THAT 'has quality' SOME 'ripe fruits present'&#10;)" calcext:value-type="string">
            <text:p>'ripening fruit phenological stage' THAT 'has participant' SOME (</text:p>
            <text:p>    'whole plant' THAT 'has quality' SOME 'ripe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6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1" table:formula="of:=CONCATENATE([.D8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 calcext:value-type="string">
            <text:p>'plant phenological stage' THAT 'has participant' SOME (</text:p>
            <text:p>    'whole plant' THAT 'has quality' SOME 'abscised fruit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6">
          <table:table-cell/>
          <table:table-cell table:style-name="Default"/>
          <table:table-cell table:style-name="ce6"/>
          <table:table-cell table:style-name="ce8" table:number-columns-repeated="2"/>
          <table:table-cell table:style-name="ce11"/>
          <table:table-cell table:style-name="ce6" table:number-columns-repeated="3"/>
          <table:table-cell table:style-name="ce3"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7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11" table:formula="of:=CONCATENATE([.D10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 calcext:value-type="string">
            <text:p>'plant phenological stage' THAT 'has participant' SOME (</text:p>
            <text:p>    'whole plant' THAT 'has quality' SOME '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8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1" table:formula="of:=CONCATENATE([.D11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 calcext:value-type="string">
            <text:p>'cone phenological stage' THAT 'has participant' SOME (</text:p>
            <text:p>    'whole plant' THAT 'has quality' SOME '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09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1" table:formula="of:=CONCATENATE([.D12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 calcext:value-type="string">
            <text:p>'pollen cone phenological stage' THAT 'has participant' SOME (</text:p>
            <text:p>    'whole plant' THAT 'has quality' SOME 'open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10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1" table:formula="of:=CONCATENATE([.D13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 calcext:value-type="string">
            <text:p>'open pollen cone phenological stage' THAT 'has participant' SOME (</text:p>
            <text:p>    'whole plant' THAT 'has quality' SOME 'pollen-releasing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11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1" table:formula="of:=CONCATENATE([.D14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 calcext:value-type="string">
            <text:p>'cone phenological stage' THAT 'has participant' SOME (</text:p>
            <text:p>    'whole plant' THAT 'has quality' SOME '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12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1" table:formula="of:=CONCATENATE([.D15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 calcext:value-type="string">
            <text:p>'seed cone phenological stage' THAT 'has participant' SOME (</text:p>
            <text:p>    'whole plant' THAT 'has quality' SOME 'un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13</text:p>
          </table:table-cell>
          <table:table-cell table:style-name="ce6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ning.</text:p>
          </table:table-cell>
          <table:table-cell table:style-name="ce11" table:formula="of:=CONCATENATE([.D16]; &quot; THAT 'has participant' SOME (&quot;; CHAR(10); &quot;    'whole plant' THAT 'has quality' SOME 'ripening seed cones present'&quot;; CHAR(10); &quot;)&quot;)" office:value-type="string" office:string-value="'seed cone phenological stage' THAT 'has participant' SOME (&#10;    'whole plant' THAT 'has quality' SOME 'ripening seed cones present'&#10;)" calcext:value-type="string">
            <text:p>'seed cone phenological stage' THAT 'has participant' SOME (</text:p>
            <text:p>    'whole plant' THAT 'has quality' SOME 'ripening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8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5214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1" table:formula="of:=CONCATENATE([.D17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 calcext:value-type="string">
            <text:p>'plant phenological stage' THAT 'has participant' SOME (</text:p>
            <text:p>    'whole plant' THAT 'has quality' SOME 'abscised cone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9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9" table:number-rows-repeated="1047611">
          <table:table-cell table:number-columns-repeated="13"/>
        </table:table-row>
        <table:table-row table:style-name="ro9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9:35:27.483949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3:19:30.458756007</dc:date>
    <dc:creator>Brian </dc:creator>
    <meta:editing-duration>P27DT21H3M43S</meta:editing-duration>
    <meta:editing-cycles>168</meta:editing-cycles>
    <meta:generator>LibreOffice/5.1.4.2$Linux_X86_64 LibreOffice_project/10m0$Build-2</meta:generator>
    <meta:document-statistic meta:table-count="1" meta:cell-count="163" meta:object-count="0"/>
  </office:meta>
</office:document-meta>
</file>